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Purisa" svg:font-family="Purisa" style:font-pitch="variable"/>
    <style:font-face style:name="Purisa1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0000" draw:opacity="100%" draw:opacity-name="Transparency_20_19" draw:textarea-horizontal-align="justify" draw:textarea-vertical-align="middle" draw:auto-grow-height="false" fo:min-height="4.703cm" fo:min-width="4.199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2.043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opacity="100%" draw:opacity-name="Transparency_20_19" draw:textarea-horizontal-align="justify" draw:textarea-vertical-align="middle" draw:auto-grow-height="false" fo:min-height="5.685cm" fo:min-width="4.16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91cm"/>
    </style:style>
    <style:style style:name="gr5" style:family="graphic" style:parent-style-name="objectwithoutfill">
      <style:graphic-properties draw:marker-start="Arrow" draw:marker-end="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6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-color="#cc0000" draw:textarea-horizontal-align="justify" draw:textarea-vertical-align="middle" draw:auto-grow-height="false" fo:min-height="1.147cm" fo:min-width="2.802cm" draw:shadow="visible" draw:shadow-offset-x="0.071cm" draw:shadow-offset-y="0.07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03cm"/>
    </style:style>
    <style:style style:name="gr12" style:family="graphic" style:parent-style-name="measure" style:list-style-name="L1">
      <style:graphic-properties draw:marker-start="" draw:marker-end="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7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.723cm"/>
    </style:style>
    <style:style style:name="gr15" style:family="graphic" style:parent-style-name="standard">
      <style:graphic-properties svg:stroke-color="#000000" draw:fill-color="#99ff66" draw:textarea-horizontal-align="justify" draw:textarea-vertical-align="middle" draw:auto-grow-height="false" fo:min-height="0.783cm" fo:min-width="1.295cm" draw:shadow="visible" draw:shadow-offset-x="0.071cm" draw:shadow-offset-y="0.071cm"/>
    </style:style>
    <style:style style:name="gr16" style:family="graphic" style:parent-style-name="standard">
      <style:graphic-properties draw:stroke="none" svg:stroke-color="#000000" draw:fill="none" draw:fill-color="#ffffff" fo:min-height="0.805cm"/>
    </style:style>
    <style:style style:name="gr17" style:family="graphic" style:parent-style-name="standard">
      <style:graphic-properties draw:stroke="dash" draw:stroke-dash="Line_20_Style_20_9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1.417cm" fo:min-width="0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330033" draw:textarea-horizontal-align="justify" draw:textarea-vertical-align="middle" draw:auto-grow-height="false" fo:min-height="0.766cm" fo:min-width="5.723cm" fo:padding-top="0.142cm" fo:padding-bottom="0.142cm" fo:padding-left="0.267cm" fo:padding-right="0.267cm" draw:shadow="visible" draw:shadow-offset-x="0.071cm" draw:shadow-offset-y="0.071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330033" draw:textarea-horizontal-align="justify" draw:textarea-vertical-align="middle" draw:auto-grow-height="false" fo:min-height="0.732cm" fo:min-width="3.276cm" fo:padding-top="0.142cm" fo:padding-bottom="0.142cm" fo:padding-left="0.267cm" fo:padding-right="0.267cm" draw:shadow="visible" draw:shadow-offset-x="0.071cm" draw:shadow-offset-y="0.071cm"/>
    </style:style>
    <style:style style:name="P1" style:family="paragraph">
      <style:paragraph-properties fo:text-align="start"/>
    </style:style>
    <style:style style:name="P2" style:family="paragraph">
      <loext:graphic-properties draw:fill-color="#000000" draw:opacity="100%" draw:opacity-name="Transparency_20_19"/>
      <style:paragraph-properties fo:text-align="start"/>
      <style:text-properties fo:color="#000000" style:font-name="Noto Sans CJK JP Bold" fo:font-size="10pt" style:font-size-asian="10pt" style:font-size-complex="10pt"/>
    </style:style>
    <style:style style:name="P3" style:family="paragraph">
      <loext:graphic-properties draw:fill="none" draw:fill-color="#ffffff"/>
      <style:text-properties fo:color="#660033" style:font-name="NanumGothic" fo:font-size="15pt" style:font-size-asian="15pt" style:font-size-complex="15pt"/>
    </style:style>
    <style:style style:name="P4" style:family="paragraph">
      <loext:graphic-properties draw:fill="none" draw:fill-color="#ffffff"/>
      <style:text-properties fo:color="#ff9900" style:font-name="FreeSans"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0033"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loext:graphic-properties draw:fill-color="#cc0000"/>
      <style:paragraph-properties fo:text-align="center"/>
      <style:text-properties style:font-name="Noto Sans CJK JP Bold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NanumGothic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style:font-name="NanumGothic"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NanumGothic" fo:font-size="10pt" fo:font-weight="bold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FreeSans" fo:font-size="11pt" style:font-size-asian="11pt" style:font-size-complex="11pt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99ff66"/>
      <style:paragraph-properties fo:text-align="center"/>
      <style:text-properties style:font-name="Noto Sans CJK JP Bold" fo:font-size="10pt" style:font-size-asian="10pt" style:font-size-complex="10pt"/>
    </style:style>
    <style:style style:name="P16" style:family="paragraph">
      <loext:graphic-properties draw:fill="none" draw:fill-color="#ffffff"/>
      <style:text-properties fo:color="#660066" style:font-name="NanumGothic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-color="#330033"/>
      <style:paragraph-properties fo:text-align="center"/>
      <style:text-properties fo:color="#ffff99" style:font-name="Noto Sans CJK JP Bold" fo:font-size="16pt" style:font-size-asian="16pt" style:font-size-complex="16pt"/>
    </style:style>
    <style:style style:name="T1" style:family="text">
      <style:text-properties fo:color="#000000" style:font-name="Noto Sans CJK JP Bold" fo:font-size="10pt" style:font-size-asian="10pt" style:font-size-complex="10pt"/>
    </style:style>
    <style:style style:name="T2" style:family="text">
      <style:text-properties fo:color="#660033" style:font-name="NanumGothic" fo:font-size="15pt" style:font-size-asian="15pt" style:font-size-complex="15pt"/>
    </style:style>
    <style:style style:name="T3" style:family="text">
      <style:text-properties fo:color="#ff9900" style:font-name="FreeSans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330033" style:font-name="NanumGothic" fo:font-size="13pt" style:font-size-asian="13pt" style:font-size-complex="13pt"/>
    </style:style>
    <style:style style:name="T5" style:family="text">
      <style:text-properties style:font-name="Noto Sans CJK JP Bold" fo:font-size="12pt" style:font-size-asian="12pt" style:font-size-complex="12pt"/>
    </style:style>
    <style:style style:name="T6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NanumGothic" fo:font-size="10pt" fo:font-weight="bold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Purisa1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eeSans" fo:font-size="11pt" style:font-size-asian="11pt" style:font-size-complex="11pt"/>
    </style:style>
    <style:style style:name="T10" style:family="text">
      <style:text-properties style:font-name="Noto Sans CJK JP Bold" fo:font-size="10pt" style:font-size-asian="10pt" style:font-size-complex="10pt"/>
    </style:style>
    <style:style style:name="T11" style:family="text">
      <style:text-properties fo:color="#660066" style:font-name="NanumGothic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99" style:font-name="Noto Sans CJK JP 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4.953cm" svg:x="5.572cm" svg:y="5.572cm">
          <text:p text:style-name="P1"><text:span text:style-name="T1">[attributes]</text:span></text:p>
          <text:p text:style-name="P1"><text:span text:style-name="T1">id: ID_ANIM</text:span></text:p>
          <text:p text:style-name="P1"><text:span text:style-name="T1">orientation: ORIENTATION</text:span></text:p>
          <text:p text:style-name="P1"><text:span text:style-name="T1"/></text:p>
          <text:p text:style-name="P1"><text:span text:style-name="T1">[frames]</text:span></text:p>
          <text:p text:style-name="P1"><text:span text:style-name="T1">0: filename...0</text:span></text:p>
          <text:p text:style-name="P1"><text:span text:style-name="T1">1: filename...1</text:span></text:p>
          <text:p text:style-name="P1"><text:span text:style-name="T1"/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2.293cm" svg:x="5.318cm" svg:y="4.683cm">
          <draw:text-box>
            <text:p><text:span text:style-name="T2">anima</text:span><text:span text:style-name="T2">tionFil</text:span><text:span text:style-name="T2">e</text:span></text:p>
          </draw:text-box>
        </draw:frame>
        <draw:custom-shape draw:style-name="gr3" draw:text-style-name="P2" draw:layer="layout" svg:width="4.699cm" svg:height="5.969cm" svg:x="12.049cm" svg:y="5.572cm">
          <text:p text:style-name="P1"><text:span text:style-name="T1">[attributes]</text:span></text:p>
          <text:p text:style-name="P1"><text:span text:style-name="T1">width: …</text:span></text:p>
          <text:p text:style-name="P1"><text:span text:style-name="T1">height: …</text:span></text:p>
          <text:p text:style-name="P1"><text:span text:style-name="T1">timeDelta: …</text:span></text:p>
          <text:p text:style-name="P1"><text:span text:style-name="T1">spaceDelta: ... </text:span></text:p>
          <text:p text:style-name="P1"><text:span text:style-name="T1"/></text:p>
          <text:p text:style-name="P1"><text:span text:style-name="T1">[animations]</text:span></text:p>
          <text:p text:style-name="P1"><text:span text:style-name="T1">0: filename...0</text:span></text:p>
          <text:p text:style-name="P1"><text:span text:style-name="T1">1: filename...1</text:span></text:p>
          <text:p text:style-name="P1"><text:span text:style-name="T1"/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2.293cm" svg:x="11.795cm" svg:y="4.683cm">
          <draw:text-box>
            <text:p><text:span text:style-name="T2">objectFile</text:span></text:p>
          </draw:text-box>
        </draw:frame>
        <draw:frame draw:style-name="gr4" draw:text-style-name="P4" draw:layer="layout" svg:width="2.286cm" svg:height="0.641cm" draw:transform="rotate (0.394269878025519) translate (2.198cm 9.337cm)">
          <draw:text-box>
            <text:p><text:span text:style-name="T3">filename...0</text:span></text:p>
          </draw:text-box>
        </draw:frame>
        <draw:frame draw:style-name="gr4" draw:text-style-name="P4" draw:layer="layout" svg:width="2.286cm" svg:height="0.641cm" draw:transform="rotate (0.400378530407499) translate (2.27cm 9.892cm)">
          <draw:text-box>
            <text:p><text:span text:style-name="T3">filename...1</text:span></text:p>
          </draw:text-box>
        </draw:frame>
        <draw:line draw:style-name="gr5" draw:text-style-name="P5" draw:layer="layout" svg:x1="5.572cm" svg:y1="8.62cm" svg:x2="4.81cm" svg:y2="8.62cm">
          <text:p/>
        </draw:line>
        <draw:line draw:style-name="gr5" draw:text-style-name="P5" draw:layer="layout" svg:x1="5.572cm" svg:y1="9.128cm" svg:x2="4.81cm" svg:y2="9.128cm">
          <text:p/>
        </draw:line>
        <draw:line draw:style-name="gr6" draw:text-style-name="P5" draw:layer="layout" svg:x1="4.81cm" svg:y1="8.62cm" svg:x2="4.175cm" svg:y2="8.874cm">
          <text:p/>
        </draw:line>
        <draw:line draw:style-name="gr6" draw:text-style-name="P5" draw:layer="layout" svg:x1="4.81cm" svg:y1="9.128cm" svg:x2="4.175cm" svg:y2="9.382cm">
          <text:p/>
        </draw:line>
        <draw:frame draw:style-name="gr7" draw:text-style-name="P6" draw:layer="layout" svg:width="2.54cm" svg:height="0.776cm" svg:x="2.397cm" svg:y="10.271cm">
          <draw:text-box>
            <text:p><text:span text:style-name="T4">Imagenes</text:span></text:p>
          </draw:text-box>
        </draw:frame>
        <draw:line draw:style-name="gr6" draw:text-style-name="P5" draw:layer="layout" svg:x1="4.683cm" svg:y1="10.398cm" svg:x2="2.651cm" svg:y2="10.398cm">
          <text:p/>
        </draw:line>
        <draw:line draw:style-name="gr6" draw:text-style-name="P5" draw:layer="layout" svg:x1="2.651cm" svg:y1="10.398cm" svg:x2="2.27cm" svg:y2="9.509cm">
          <text:p/>
        </draw:line>
        <draw:line draw:style-name="gr6" draw:text-style-name="P5" draw:layer="layout" svg:x1="9.001cm" svg:y1="5.191cm" svg:x2="11.16cm" svg:y2="5.191cm">
          <text:p/>
        </draw:line>
        <draw:line draw:style-name="gr6" draw:text-style-name="P5" draw:layer="layout" svg:x1="11.16cm" svg:y1="5.191cm" svg:x2="11.16cm" svg:y2="9.636cm">
          <text:p/>
        </draw:line>
        <draw:line draw:style-name="gr8" draw:text-style-name="P5" draw:layer="layout" svg:x1="11.16cm" svg:y1="9.636cm" svg:x2="12.176cm" svg:y2="9.636cm">
          <text:p/>
        </draw:line>
        <draw:custom-shape draw:style-name="gr9" draw:text-style-name="P8" xml:id="id2" draw:id="id2" draw:layer="layout" svg:width="3.302cm" svg:height="1.397cm" svg:x="17.891cm" svg:y="4.429cm">
          <text:p text:style-name="P7"><text:span text:style-name="T5">gui_animation</text:span></text:p>
          <text:p text:style-name="P7"><text:span text:style-name="T5">load_object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4.589cm" svg:y1="5.191cm" svg:x2="17.764cm" svg:y2="5.191cm">
          <text:p/>
        </draw:line>
        <draw:frame draw:style-name="gr11" draw:text-style-name="P9" draw:layer="layout" svg:width="1.905cm" svg:height="0.653cm" svg:x="23.987cm" svg:y="5.962cm">
          <draw:text-box>
            <text:p><text:span text:style-name="T6">position</text:span></text:p>
          </draw:text-box>
        </draw:frame>
        <draw:frame draw:style-name="gr11" draw:text-style-name="P9" draw:layer="layout" svg:width="1.905cm" svg:height="0.653cm" svg:x="23.987cm" svg:y="6.47cm">
          <draw:text-box>
            <text:p><text:span text:style-name="T6">speed</text:span></text:p>
          </draw:text-box>
        </draw:frame>
        <draw:frame draw:style-name="gr11" draw:text-style-name="P10" draw:layer="layout" svg:width="1.905cm" svg:height="0.653cm" svg:x="23.987cm" svg:y="6.969cm">
          <draw:text-box>
            <text:p><text:span text:style-name="T6">width</text:span></text:p>
          </draw:text-box>
        </draw:frame>
        <draw:frame draw:style-name="gr11" draw:text-style-name="P11" draw:layer="layout" svg:width="1.905cm" svg:height="0.653cm" svg:x="23.987cm" svg:y="7.459cm">
          <draw:text-box>
            <text:p><text:span text:style-name="T7">h</text:span><text:span text:style-name="T7">e</text:span><text:span text:style-name="T7">i</text:span><text:span text:style-name="T7">g</text:span><text:span text:style-name="T7">h</text:span><text:span text:style-name="T7">t</text:span></text:p>
          </draw:text-box>
        </draw:frame>
        <draw:frame draw:style-name="gr11" draw:text-style-name="P10" draw:layer="layout" svg:width="1.905cm" svg:height="0.653cm" svg:x="23.987cm" svg:y="7.967cm">
          <draw:text-box>
            <text:p><text:span text:style-name="T6">s</text:span><text:span text:style-name="T6">t</text:span><text:span text:style-name="T6">a</text:span><text:span text:style-name="T6">t</text:span><text:span text:style-name="T6">u</text:span><text:span text:style-name="T6">s</text:span></text:p>
          </draw:text-box>
        </draw:frame>
        <draw:frame draw:style-name="gr11" draw:text-style-name="P10" draw:layer="layout" svg:width="1.905cm" svg:height="0.653cm" svg:x="23.987cm" svg:y="8.475cm">
          <draw:text-box>
            <text:p><text:span text:style-name="T6">[</text:span><text:span text:style-name="T6">.</text:span><text:span text:style-name="T6">.</text:span><text:span text:style-name="T6">.</text:span><text:span text:style-name="T6">]</text:span></text:p>
          </draw:text-box>
        </draw:frame>
        <draw:measure draw:style-name="gr12" draw:text-style-name="P12" draw:layer="measurelines" svg:x1="17.129cm" svg:y1="12.176cm" svg:x2="5.445cm" svg:y2="12.176cm">
          <text:p text:style-name="P12"><text:span text:style-name="T8"><text:s/></text:span><text:span text:style-name="T8">¿</text:span><text:span text:style-name="T8">Q</text:span><text:span text:style-name="T8">U</text:span><text:span text:style-name="T8">I</text:span><text:span text:style-name="T8">É</text:span><text:span text:style-name="T8">N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P</text:span><text:span text:style-name="T8">R</text:span><text:span text:style-name="T8">E</text:span><text:span text:style-name="T8">T</text:span><text:span text:style-name="T8">A</text:span><text:span text:style-name="T8">?</text:span><text:span text:style-name="T8"><text:measure text:kind="gap"/></text:span></text:p>
        </draw:measure>
        <draw:custom-shape draw:style-name="gr9" draw:text-style-name="P8" draw:layer="layout" svg:width="3.302cm" svg:height="1.397cm" svg:x="7.731cm" svg:y="13.7cm">
          <text:p text:style-name="P7"><text:span text:style-name="T5">gui_files</text:span></text:p>
          <text:p text:style-name="P7"><text:span text:style-name="T5">load_setting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921cm" svg:y1="14.716cm" svg:x2="7.731cm" svg:y2="14.716cm">
          <text:p/>
        </draw:line>
        <draw:frame draw:style-name="gr13" draw:text-style-name="P13" draw:layer="layout" svg:width="3.429cm" svg:height="1.107cm" svg:x="3.667cm" svg:y="14.081cm">
          <draw:text-box>
            <text:p><text:span text:style-name="T9">S</text:span><text:span text:style-name="T9">e</text:span><text:span text:style-name="T9">t</text:span><text:span text:style-name="T9">t</text:span><text:span text:style-name="T9">i</text:span><text:span text:style-name="T9">n</text:span><text:span text:style-name="T9">g</text:span><text:span text:style-name="T9"> </text:span><text:span text:style-name="T9">f</text:span><text:span text:style-name="T9">i</text:span><text:span text:style-name="T9">l</text:span><text:span text:style-name="T9">e</text:span><text:span text:style-name="T9">n</text:span><text:span text:style-name="T9">a</text:span><text:span text:style-name="T9">m</text:span><text:span text:style-name="T9">e</text:span></text:p>
          </draw:text-box>
        </draw:frame>
        <draw:custom-shape draw:style-name="gr14" draw:text-style-name="P14" draw:layer="layout" svg:width="1.397cm" svg:height="0.381cm" svg:x="21.355cm" svg:y="4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1.905cm" svg:height="1.143cm" svg:x="23.006cm" svg:y="4.556cm">
          <text:p text:style-name="P7"><text:span text:style-name="T10">ANIMATED</text:span></text:p>
          <text:p text:style-name="P7"><text:span text:style-name="T10">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3.895cm" svg:y1="5.699cm" svg:x2="23.895cm" svg:y2="7.858cm">
          <text:p/>
        </draw:line>
        <draw:line draw:style-name="gr6" draw:text-style-name="P5" draw:layer="layout" svg:x1="23.895cm" svg:y1="6.334cm" svg:x2="24.276cm" svg:y2="6.334cm">
          <text:p/>
        </draw:line>
        <draw:line draw:style-name="gr6" draw:text-style-name="P5" draw:layer="layout" svg:x1="23.895cm" svg:y1="6.842cm" svg:x2="24.276cm" svg:y2="6.842cm">
          <text:p/>
        </draw:line>
        <draw:line draw:style-name="gr6" draw:text-style-name="P5" draw:layer="layout" svg:x1="23.895cm" svg:y1="7.35cm" svg:x2="24.276cm" svg:y2="7.35cm">
          <text:p/>
        </draw:line>
        <draw:line draw:style-name="gr6" draw:text-style-name="P5" draw:layer="layout" svg:x1="23.895cm" svg:y1="7.858cm" svg:x2="24.276cm" svg:y2="7.858cm">
          <text:p/>
        </draw:line>
        <draw:line draw:style-name="gr6" draw:text-style-name="P5" draw:layer="layout" svg:x1="23.895cm" svg:y1="7.858cm" svg:x2="23.895cm" svg:y2="8.366cm">
          <text:p/>
        </draw:line>
        <draw:line draw:style-name="gr6" draw:text-style-name="P5" draw:layer="layout" svg:x1="23.895cm" svg:y1="8.366cm" svg:x2="24.276cm" svg:y2="8.366cm">
          <text:p/>
        </draw:line>
        <draw:line draw:style-name="gr6" draw:text-style-name="P5" draw:layer="layout" svg:x1="23.895cm" svg:y1="8.366cm" svg:x2="23.895cm" svg:y2="8.874cm">
          <text:p/>
        </draw:line>
        <draw:line draw:style-name="gr6" draw:text-style-name="P5" draw:layer="layout" svg:x1="23.895cm" svg:y1="8.874cm" svg:x2="24.276cm" svg:y2="8.874cm">
          <text:p/>
        </draw:line>
        <draw:frame draw:style-name="gr16" draw:text-style-name="P16" draw:layer="layout" svg:width="2.159cm" svg:height="1.055cm" svg:x="13.954cm" svg:y="15.233cm">
          <draw:text-box>
            <text:p><text:span text:style-name="T11">SECTIONS</text:span></text:p>
          </draw:text-box>
        </draw:frame>
        <draw:frame draw:style-name="gr11" draw:text-style-name="P9" draw:layer="layout" svg:width="1.905cm" svg:height="0.653cm" svg:x="13.954cm" svg:y="15.741cm">
          <draw:text-box>
            <text:p><text:span text:style-name="T6">length</text:span></text:p>
          </draw:text-box>
        </draw:frame>
        <draw:custom-shape draw:style-name="gr14" draw:text-style-name="P14" draw:layer="layout" svg:width="1.397cm" svg:height="0.381cm" svg:x="11.322cm" svg:y="14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xml:id="id1" draw:id="id1" draw:layer="layout" svg:width="1.905cm" svg:height="1.143cm" svg:x="12.973cm" svg:y="13.827cm">
          <text:p text:style-name="P7"><text:span text:style-name="T10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3.827cm" svg:y1="15.605cm" svg:x2="14.243cm" svg:y2="15.605cm">
          <text:p/>
        </draw:line>
        <draw:connector draw:style-name="gr17" draw:text-style-name="P7" draw:layer="layout" svg:x1="14.878cm" svg:y1="14.398cm" svg:x2="19.542cm" svg:y2="5.826cm" draw:start-shape="id1" draw:start-glue-point="1" draw:end-shape="id2" draw:end-glue-point="2" svg:d="M14878 14398h4664v-8572" svg:viewBox="0 0 4665 8573">
          <text:p/>
        </draw:connector>
        <draw:custom-shape draw:style-name="gr18" draw:text-style-name="P17" draw:layer="layout" svg:width="0.508cm" svg:height="1.905cm" svg:x="3.921cm" svg:y="11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5" draw:layer="layout" svg:x1="13.827cm" svg:y1="15.605cm" svg:x2="13.827cm" svg:y2="14.97cm">
          <text:p/>
        </draw:line>
        <draw:line draw:style-name="gr6" draw:text-style-name="P5" draw:layer="layout" svg:x1="13.827cm" svg:y1="15.605cm" svg:x2="13.827cm" svg:y2="16.113cm">
          <text:p/>
        </draw:line>
        <draw:line draw:style-name="gr6" draw:text-style-name="P5" draw:layer="layout" svg:x1="13.827cm" svg:y1="16.113cm" svg:x2="14.208cm" svg:y2="16.113cm">
          <text:p/>
        </draw:line>
        <draw:line draw:style-name="gr6" draw:text-style-name="P5" draw:layer="layout" svg:x1="15.859cm" svg:y1="15.605cm" svg:x2="16.367cm" svg:y2="15.605cm">
          <text:p/>
        </draw:line>
        <draw:frame draw:style-name="gr16" draw:text-style-name="P16" draw:layer="layout" svg:width="2.159cm" svg:height="1.055cm" svg:x="16.113cm" svg:y="15.605cm">
          <draw:text-box>
            <text:p><text:span text:style-name="T11">SETS</text:span></text:p>
          </draw:text-box>
        </draw:frame>
        <draw:line draw:style-name="gr6" draw:text-style-name="P5" draw:layer="layout" svg:x1="15.859cm" svg:y1="15.605cm" svg:x2="15.859cm" svg:y2="15.986cm">
          <text:p/>
        </draw:line>
        <draw:line draw:style-name="gr6" draw:text-style-name="P5" draw:layer="layout" svg:x1="15.859cm" svg:y1="15.986cm" svg:x2="16.367cm" svg:y2="15.986cm">
          <text:p/>
        </draw:line>
        <draw:line draw:style-name="gr6" draw:text-style-name="P5" draw:layer="layout" svg:x1="15.859cm" svg:y1="15.986cm" svg:x2="15.859cm" svg:y2="16.367cm">
          <text:p/>
        </draw:line>
        <draw:line draw:style-name="gr6" draw:text-style-name="P5" draw:layer="layout" svg:x1="15.859cm" svg:y1="16.367cm" svg:x2="16.367cm" svg:y2="16.367cm">
          <text:p/>
        </draw:line>
        <draw:frame draw:style-name="gr16" draw:text-style-name="P9" draw:layer="layout" svg:width="2.159cm" svg:height="1.055cm" svg:x="16.113cm" svg:y="15.986cm">
          <draw:text-box>
            <text:p><text:span text:style-name="T6">length</text:span></text:p>
          </draw:text-box>
        </draw:frame>
        <draw:frame draw:style-name="gr16" draw:text-style-name="P9" draw:layer="layout" svg:width="2.159cm" svg:height="1.055cm" svg:x="16.113cm" svg:y="15.224cm">
          <draw:text-box>
            <text:p><text:span text:style-name="T6">name</text:span></text:p>
          </draw:text-box>
        </draw:frame>
        <draw:line draw:style-name="gr6" draw:text-style-name="P5" draw:layer="layout" svg:x1="17.129cm" svg:y1="15.986cm" svg:x2="18.018cm" svg:y2="15.986cm">
          <text:p/>
        </draw:line>
        <draw:line draw:style-name="gr6" draw:text-style-name="P5" draw:layer="layout" svg:x1="17.764cm" svg:y1="15.986cm" svg:x2="17.764cm" svg:y2="16.24cm">
          <text:p/>
        </draw:line>
        <draw:frame draw:style-name="gr16" draw:text-style-name="P9" draw:layer="layout" svg:width="2.159cm" svg:height="1.055cm" svg:x="17.764cm" svg:y="15.605cm">
          <draw:text-box>
            <text:p><text:span text:style-name="T6">key</text:span></text:p>
          </draw:text-box>
        </draw:frame>
        <draw:frame draw:style-name="gr16" draw:text-style-name="P9" draw:layer="layout" svg:width="2.159cm" svg:height="1.055cm" svg:x="17.764cm" svg:y="15.947cm">
          <draw:text-box>
            <text:p><text:span text:style-name="T6">value</text:span></text:p>
          </draw:text-box>
        </draw:frame>
        <draw:line draw:style-name="gr6" draw:text-style-name="P5" draw:layer="layout" svg:x1="17.764cm" svg:y1="16.24cm" svg:x2="17.764cm" svg:y2="16.367cm">
          <text:p/>
        </draw:line>
        <draw:line draw:style-name="gr6" draw:text-style-name="P5" draw:layer="layout" svg:x1="17.764cm" svg:y1="16.367cm" svg:x2="18.018cm" svg:y2="16.367cm">
          <text:p/>
        </draw:line>
        <draw:custom-shape draw:style-name="gr19" draw:text-style-name="P18" draw:layer="layout" svg:width="6.223cm" svg:height="1.016cm" svg:x="12.811cm" svg:y="3.159cm">
          <text:p text:style-name="P7"><text:span text:style-name="T12">GUI_ANIM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81cm" svg:height="1.016cm" svg:x="7.731cm" svg:y="15.478cm">
          <text:p text:style-name="P7"><text:span text:style-name="T12">GUI_FIL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Purisa" svg:font-family="Purisa" style:font-pitch="variable"/>
    <style:font-face style:name="Purisa1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9" draw:display-name="Transparency 19" draw:style="ellipsoid" draw:cx="50%" draw:cy="50%" draw:start="40%" draw:end="0%" draw:angle="1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4:08:11.742262868</meta:creation-date>
    <dc:date>2018-07-06T18:37:31.049121365</dc:date>
    <meta:editing-duration>PT1H44M32S</meta:editing-duration>
    <meta:editing-cycles>3</meta:editing-cycles>
    <meta:generator>LibreOffice/5.1.6.2$Linux_X86_64 LibreOffice_project/10m0$Build-2</meta:generator>
    <meta:document-statistic meta:object-count="65"/>
  </office:meta>
</office:document-meta>
</file>